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6" style:family="paragraph" style:parent-style-name="Preformatted_20_Text">
      <style:paragraph-properties fo:break-before="page"/>
      <style:text-properties fo:color="#000000" style:font-name="DejaVu Sans Mono"/>
    </style:style>
    <style:style style:name="T1" style:family="text">
      <style:text-properties fo:color="#000080" fo:font-weight="bold"/>
    </style:style>
    <style:style style:name="T2" style:family="text">
      <style:text-properties fo:color="#000080" style:font-name="DejaVu Sans Mono" fo:font-weight="bold"/>
    </style:style>
    <style:style style:name="T3" style:family="text">
      <style:text-properties style:font-name="DejaVu Sans Mono"/>
    </style:style>
    <style:style style:name="T4" style:family="text">
      <style:text-properties style:font-name="DejaVu Sans Mono" fo:font-style="italic"/>
    </style:style>
    <style:style style:name="T5" style:family="text">
      <style:text-properties fo:color="#808000"/>
    </style:style>
    <style:style style:name="T6" style:family="text">
      <style:text-properties fo:color="#808000" style:font-name="DejaVu Sans Mono"/>
    </style:style>
    <style:style style:name="T7" style:family="text">
      <style:text-properties fo:color="#008000" style:font-name="DejaVu Sans Mono" fo:font-weight="bold"/>
    </style:style>
    <style:style style:name="T8" style:family="text">
      <style:text-properties fo:color="#0000ff" style:font-name="DejaVu Sans Mono"/>
    </style:style>
    <style:style style:name="T9" style:family="text">
      <style:text-properties fo:color="#660e7a" style:font-name="DejaVu Sans Mono" fo:font-style="italic" fo:font-weight="bold"/>
    </style:style>
    <style:style style:name="T10" style:family="text">
      <style:text-properties fo:color="#660e7a" style:font-name="DejaVu Sans Mono" fo:font-weight="bold"/>
    </style:style>
    <style:style style:name="T11" style:family="text">
      <style:text-properties fo:color="#808080"/>
    </style:style>
    <style:style style:name="T12" style:family="text">
      <style:text-properties fo:color="#808080" style:font-name="DejaVu Sans Mono" fo:font-style="italic"/>
    </style:style>
    <style:style style:name="T13" style:family="text">
      <style:text-properties fo:color="#808080" style:font-name="DejaVu Sans Mono" fo:font-style="italic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ackage </text:span>co.simplon.upskilling.filrougemusique.model;</text:p>
      <text:p text:style-name="P1"><text:span text:style-name="T1">import </text:span>javax.persistence.*;</text:p>
      <text:p text:style-name="P1"><text:span text:style-name="T1">import </text:span>java.net.URL;</text:p>
      <text:p text:style-name="P1"><text:span text:style-name="T1">import </text:span>java.util.Date;</text:p>
      <text:p text:style-name="P1"><text:span text:style-name="T1">import </text:span>java.util.HashSet;</text:p>
      <text:p text:style-name="P1"><text:span text:style-name="T1">import </text:span>java.util.Set;</text:p>
      <text:p text:style-name="P3">@Entity</text:p>
      <text:p text:style-name="P1"><text:span text:style-name="T1">public class </text:span>Publication {</text:p>
      <text:p text:style-name="P2"><text:s text:c="4"/><text:span text:style-name="T6">@Id</text:span></text:p>
      <text:p text:style-name="P2"><text:span text:style-name="T5"><text:s text:c="4"/></text:span><text:span text:style-name="T6">@SequenceGenerator</text:span><text:span text:style-name="T3">(name = </text:span><text:span text:style-name="T7">"publication_seq_id"</text:span><text:span text:style-name="T3">, allocationSize = </text:span><text:span text:style-name="T8">1</text:span><text:span text:style-name="T3">)</text:span></text:p>
      <text:p text:style-name="P2"><text:s text:c="4"/><text:span text:style-name="T6">@GeneratedValue</text:span><text:span text:style-name="T3">(strategy = GenerationType.</text:span><text:span text:style-name="T9">SEQUENCE</text:span><text:span text:style-name="T3">, generator = </text:span><text:span text:style-name="T7">"publication_seq_id"</text:span><text:span text:style-name="T3">)</text:span></text:p>
      <text:p text:style-name="P2"><text:s text:c="4"/><text:span text:style-name="T2">private </text:span><text:span text:style-name="T3">Long </text:span><text:span text:style-name="T10">id</text:span><text:span text:style-name="T3">;</text:span></text:p>
      <text:p text:style-name="P2"><text:s text:c="4"/><text:span text:style-name="T6">@Column</text:span><text:span text:style-name="T3">(nullable = </text:span><text:span text:style-name="T2">false</text:span><text:span text:style-name="T3">)</text:span></text:p>
      <text:p text:style-name="P2"><text:s text:c="4"/><text:span text:style-name="T6">@ManyToOne</text:span></text:p>
      <text:p text:style-name="P2"><text:span text:style-name="T5"><text:s text:c="4"/></text:span><text:span text:style-name="T2">private </text:span><text:span text:style-name="T3">AppUser </text:span><text:span text:style-name="T10">appUser</text:span><text:span text:style-name="T3">;</text:span></text:p>
      <text:p text:style-name="P2"><text:s text:c="4"/><text:span text:style-name="T6">@ManyToOne</text:span></text:p>
      <text:p text:style-name="P2"><text:span text:style-name="T5"><text:s text:c="4"/></text:span><text:span text:style-name="T2">private </text:span><text:span text:style-name="T3">Artist </text:span><text:span text:style-name="T10">artist</text:span><text:span text:style-name="T3">;</text:span></text:p>
      <text:p text:style-name="P2"><text:s text:c="4"/><text:span text:style-name="T2">private </text:span><text:span text:style-name="T3">Date </text:span><text:span text:style-name="T10">date</text:span><text:span text:style-name="T3">;</text:span></text:p>
      <text:p text:style-name="P2"><text:s text:c="4"/><text:span text:style-name="T6">@ManyToOne</text:span></text:p>
      <text:p text:style-name="P2"><text:span text:style-name="T5"><text:s text:c="4"/></text:span><text:span text:style-name="T2">private </text:span><text:span text:style-name="T3">Artwork </text:span><text:span text:style-name="T10">artwork</text:span><text:span text:style-name="T3">;</text:span></text:p>
      <text:p text:style-name="P2"><text:s text:c="4"/><text:span text:style-name="T6">@ManyToOne</text:span></text:p>
      <text:p text:style-name="P2"><text:span text:style-name="T5"><text:s text:c="4"/></text:span><text:span text:style-name="T2">private </text:span><text:span text:style-name="T3">Title </text:span><text:span text:style-name="T10">title</text:span><text:span text:style-name="T3">;</text:span></text:p>
      <text:p text:style-name="P2"><text:s text:c="4"/><text:span text:style-name="T2">public </text:span><text:span text:style-name="T3">Long getId() {</text:span></text:p>
      <text:p text:style-name="P2"><text:s text:c="8"/><text:span text:style-name="T2">return </text:span><text:span text:style-name="T10">id</text:span><text:span text:style-name="T3">;</text:span></text:p>
      <text:p text:style-name="P2"><text:s text:c="4"/><text:span text:style-name="T3">}</text:span></text:p>
      <text:p text:style-name="P2"><text:s text:c="4"/><text:span text:style-name="T2">public </text:span><text:span text:style-name="T3">AppUser getAppUser() {</text:span></text:p>
      <text:p text:style-name="P2"><text:s text:c="8"/><text:span text:style-name="T2">return </text:span><text:span text:style-name="T10">appUser</text:span><text:span text:style-name="T3">;</text:span></text:p>
      <text:p text:style-name="P2"><text:s text:c="4"/><text:span text:style-name="T3">}</text:span></text:p>
      <text:p text:style-name="P2"><text:s text:c="4"/><text:span text:style-name="T2">public </text:span><text:span text:style-name="T3">Artist getArtist() {</text:span></text:p>
      <text:p text:style-name="P2"><text:s text:c="8"/><text:span text:style-name="T2">return </text:span><text:span text:style-name="T10">artist</text:span><text:span text:style-name="T3">;</text:span></text:p>
      <text:p text:style-name="P2"><text:s text:c="4"/><text:span text:style-name="T3">}</text:span></text:p>
      <text:p text:style-name="P2"><text:s text:c="4"/><text:span text:style-name="T2">public </text:span><text:span text:style-name="T3">Date getDate() {</text:span></text:p>
      <text:p text:style-name="P2"><text:s text:c="8"/><text:span text:style-name="T2">return </text:span><text:span text:style-name="T10">date</text:span><text:span text:style-name="T3">;</text:span></text:p>
      <text:p text:style-name="P2"><text:s text:c="4"/><text:span text:style-name="T3">}</text:span></text:p>
      <text:p text:style-name="P2"><text:s text:c="4"/><text:span text:style-name="T2">public </text:span><text:span text:style-name="T3">Artwork getArtwork() {</text:span></text:p>
      <text:p text:style-name="P2"><text:s text:c="8"/><text:span text:style-name="T2">return </text:span><text:span text:style-name="T10">artwork</text:span><text:span text:style-name="T3">;</text:span></text:p>
      <text:p text:style-name="P2"><text:s text:c="4"/><text:span text:style-name="T3">}</text:span></text:p>
      <text:p text:style-name="P2"><text:s text:c="4"/><text:span text:style-name="T2">public </text:span><text:span text:style-name="T3">Title getTitle() {</text:span></text:p>
      <text:p text:style-name="P2"><text:s text:c="8"/><text:span text:style-name="T2">return </text:span><text:span text:style-name="T10">title</text:span><text:span text:style-name="T3">;</text:span></text:p>
      <text:p text:style-name="P2"><text:s text:c="4"/><text:span text:style-name="T3">}</text:span></text:p>
      <text:p text:style-name="P5">}</text:p>
      <text:p text:style-name="Standard"/>
      <text:p text:style-name="P6"><text:span text:style-name="T1">package </text:span>co.simplon.upskilling.filrougemusique.repository;</text:p>
      <text:p text:style-name="P1"><text:span text:style-name="T1">import </text:span>co.simplon.upskilling.filrougemusique.model.AppUser;</text:p>
      <text:p text:style-name="P1"><text:span text:style-name="T1">import </text:span>co.simplon.upskilling.filrougemusique.model.Publication;</text:p>
      <text:p text:style-name="P1"><text:span text:style-name="T1">import </text:span>org.springframework.data.domain.Page;</text:p>
      <text:p text:style-name="P1"><text:span text:style-name="T1">import </text:span>org.springframework.data.domain.Pageable;</text:p>
      <text:p text:style-name="P1"><text:span text:style-name="T1">import </text:span>org.springframework.data.jpa.repository.JpaRepository;</text:p>
      <text:p text:style-name="P1"><text:span text:style-name="T1">import </text:span>org.springframework.data.repository.PagingAndSortingRepository;</text:p>
      <text:p text:style-name="P1"><text:span text:style-name="T1">import </text:span>java.util.List;</text:p>
      <text:p text:style-name="P1"><text:span text:style-name="T1">public interface </text:span>PublicationRepository <text:span text:style-name="T1">extends </text:span>PagingAndSortingRepository&lt;Publication, Long&gt; {</text:p>
      <text:p text:style-name="P2"><text:s text:c="4"/><text:span text:style-name="T3">Page&lt;Publication&gt; getPublicationsByAppUser_IdEquals(Long appUserId, Pageable pageable);</text:span></text:p>
      <text:p text:style-name="P2"><text:s text:c="4"/><text:span text:style-name="T3">Page&lt;Publication&gt; getPublicationsByArtistSetEquals</text:span></text:p>
      <text:p text:style-name="P5">}</text:p>
      <text:p text:style-name="Standard"/>
      <text:p text:style-name="P6"><text:span text:style-name="T1">package </text:span>co.simplon.upskilling.filrougemusique.service;</text:p>
      <text:p text:style-name="P1"><text:span text:style-name="T1">import </text:span>co.simplon.upskilling.filrougemusique.model.*;</text:p>
      <text:p text:style-name="P1"><text:span text:style-name="T1">import </text:span>org.springframework.data.domain.Page;</text:p>
      <text:p text:style-name="P1"><text:span text:style-name="T1">import </text:span>org.springframework.data.domain.Pageable;</text:p>
      <text:p text:style-name="P1"><text:span text:style-name="T1">import </text:span>org.springframework.stereotype.<text:span text:style-name="T5">Service</text:span>;</text:p>
      <text:p text:style-name="P1"><text:span text:style-name="T1">import </text:span>java.util.List;</text:p>
      <text:p text:style-name="P3">@Service</text:p>
      <text:p text:style-name="P1"><text:span text:style-name="T1">public interface </text:span>PublicationService {</text:p>
      <text:p text:style-name="P2"><text:s text:c="4"/><text:span text:style-name="T12">/**</text:span></text:p>
      <text:p text:style-name="P4"><text:s text:c="5"/><text:span text:style-name="T4">* Get the complete list of publications</text:span></text:p>
      <text:p text:style-name="P2"><text:span text:style-name="T11"><text:s text:c="5"/></text:span><text:span text:style-name="T12">* </text:span><text:span text:style-name="T13">@return </text:span><text:span text:style-name="T12">the complete list</text:span></text:p>
      <text:p text:style-name="P4"><text:s text:c="5"/><text:span text:style-name="T4">*/</text:span></text:p>
      <text:p text:style-name="P2"><text:span text:style-name="T11"><text:s text:c="4"/></text:span><text:span text:style-name="T3">Page&lt;Publication&gt; getPublications(Pageable pageable);</text:span></text:p>
      <text:p text:style-name="P2"><text:s text:c="4"/><text:span text:style-name="T12">/**</text:span></text:p>
      <text:p text:style-name="P4"><text:s text:c="5"/><text:span text:style-name="T4">* Get the filtered list of publications regarding user</text:span></text:p>
      <text:p text:style-name="P2"><text:span text:style-name="T11"><text:s text:c="5"/></text:span><text:span text:style-name="T12">* </text:span><text:span text:style-name="T13">@return </text:span><text:span text:style-name="T12">the filtered list</text:span></text:p>
      <text:p text:style-name="P4"><text:s text:c="5"/><text:span text:style-name="T4">*/</text:span></text:p>
      <text:p text:style-name="P2"><text:span text:style-name="T11"><text:s text:c="4"/></text:span><text:span text:style-name="T3">Page&lt;Publication&gt; getFilteredPublicationsByAppUser(Long appUserId, Pageable pageable);</text:span></text:p>
      <text:p text:style-name="P2"><text:s text:c="4"/><text:span text:style-name="T12">/**</text:span></text:p>
      <text:p text:style-name="P4"><text:s text:c="5"/><text:span text:style-name="T4">* Get the filtered list of publications regarding artist</text:span></text:p>
      <text:p text:style-name="P2"><text:span text:style-name="T11"><text:s text:c="5"/></text:span><text:span text:style-name="T12">* </text:span><text:span text:style-name="T13">@return </text:span><text:span text:style-name="T12">the filtered list</text:span></text:p>
      <text:p text:style-name="P4"><text:s text:c="5"/><text:span text:style-name="T4">*/</text:span></text:p>
      <text:p text:style-name="P2"><text:span text:style-name="T11"><text:s text:c="4"/></text:span><text:span text:style-name="T3">List&lt;Publication&gt; getFilteredPublicationsByArtist(Artist artist, Pageable pageable);</text:span></text:p>
      <text:p text:style-name="P2"><text:s text:c="4"/><text:span text:style-name="T12">/**</text:span></text:p>
      <text:p text:style-name="P4"><text:s text:c="5"/><text:span text:style-name="T4">* Get the filtered list of publications regarding artwork</text:span></text:p>
      <text:p text:style-name="P2"><text:span text:style-name="T11"><text:s text:c="5"/></text:span><text:span text:style-name="T12">* </text:span><text:span text:style-name="T13">@return </text:span><text:span text:style-name="T12">the filtered list</text:span></text:p>
      <text:p text:style-name="P4"><text:s text:c="5"/><text:span text:style-name="T4">*/</text:span></text:p>
      <text:p text:style-name="P2"><text:span text:style-name="T11"><text:s text:c="4"/></text:span><text:span text:style-name="T3">List&lt;Publication&gt; getFilteredPublicationsByArtwork(Artwork artwork, Pageable pageable);</text:span></text:p>
      <text:p text:style-name="P2"><text:s text:c="4"/><text:span text:style-name="T12">/**</text:span></text:p>
      <text:p text:style-name="P4"><text:s text:c="5"/><text:span text:style-name="T4">* Get the filtered list of publications regarding title</text:span></text:p>
      <text:p text:style-name="P2"><text:span text:style-name="T11"><text:s text:c="5"/></text:span><text:span text:style-name="T12">* </text:span><text:span text:style-name="T13">@return </text:span><text:span text:style-name="T12">the filtered list</text:span></text:p>
      <text:p text:style-name="P4"><text:s text:c="5"/><text:span text:style-name="T4">*/</text:span></text:p>
      <text:p text:style-name="P2"><text:span text:style-name="T11"><text:s text:c="4"/></text:span><text:span text:style-name="T3">List&lt;Publication&gt; getFilteredPublicationsByTitle(Title title, Pageable pageable);</text:span></text:p>
      <text:p text:style-name="P2"><text:s text:c="4"/><text:span text:style-name="T12">/**</text:span></text:p>
      <text:p text:style-name="P4"><text:s text:c="5"/><text:span text:style-name="T4">* Get the filtered list of publications regarding style</text:span></text:p>
      <text:p text:style-name="P2"><text:span text:style-name="T11"><text:s text:c="5"/></text:span><text:span text:style-name="T12">* </text:span><text:span text:style-name="T13">@return </text:span><text:span text:style-name="T12">the filtered list</text:span></text:p>
      <text:p text:style-name="P4"><text:s text:c="5"/><text:span text:style-name="T4">*/</text:span></text:p>
      <text:p text:style-name="P2"><text:span text:style-name="T11"><text:s text:c="4"/></text:span><text:span text:style-name="T3">List&lt;Publication&gt; getFilteredPublicationsByStyle(Style style, Pageable pageable);</text:span></text:p>
      <text:p text:style-name="P2"><text:s text:c="4"/><text:span text:style-name="T12">/**</text:span></text:p>
      <text:p text:style-name="P4"><text:s text:c="5"/><text:span text:style-name="T4">* Get the filtered list of publications regarding type</text:span></text:p>
      <text:p text:style-name="P2"><text:span text:style-name="T11"><text:s text:c="5"/></text:span><text:span text:style-name="T12">* </text:span><text:span text:style-name="T13">@return </text:span><text:span text:style-name="T12">the filtered list</text:span></text:p>
      <text:p text:style-name="P4"><text:s text:c="5"/><text:span text:style-name="T4">*/</text:span></text:p>
      <text:p text:style-name="P2"><text:span text:style-name="T11"><text:s text:c="4"/></text:span><text:span text:style-name="T3">List&lt;Publication&gt; getFilteredPublicationsByType(Type type, Pageable pageable);</text:span></text:p>
      <text:p text:style-name="P5">}</text:p>
      <text:p text:style-name="Standard"/>
      <text:p text:style-name="P6"><text:span text:style-name="T1">package </text:span>co.simplon.upskilling.filrougemusique.service;</text:p>
      <text:p text:style-name="P1"><text:span text:style-name="T1">import </text:span>co.simplon.upskilling.filrougemusique.model.*;</text:p>
      <text:p text:style-name="P1"><text:span text:style-name="T1">import </text:span>co.simplon.upskilling.filrougemusique.repository.PublicationRepository;</text:p>
      <text:p text:style-name="P1"><text:span text:style-name="T1">import </text:span>org.springframework.data.domain.Page;</text:p>
      <text:p text:style-name="P1"><text:span text:style-name="T1">import </text:span>org.springframework.data.domain.Pageable;</text:p>
      <text:p text:style-name="P1"><text:span text:style-name="T1">import </text:span>org.springframework.stereotype.<text:span text:style-name="T5">Service</text:span>;</text:p>
      <text:p text:style-name="P1"><text:span text:style-name="T1">import </text:span>java.util.List;</text:p>
      <text:p text:style-name="P3">@Service</text:p>
      <text:p text:style-name="P1"><text:span text:style-name="T1">public class </text:span>PublicationServiceImpl <text:span text:style-name="T1">implements </text:span>PublicationService {</text:p>
      <text:p text:style-name="P2"><text:s text:c="4"/><text:span text:style-name="T2">private </text:span><text:span text:style-name="T3">PublicationRepository </text:span><text:span text:style-name="T10">publicationRepository</text:span><text:span text:style-name="T3">;</text:span></text:p>
      <text:p text:style-name="P2"><text:s text:c="4"/><text:span text:style-name="T2">public </text:span><text:span text:style-name="T3">PublicationServiceImpl(PublicationRepository publicationRepository) {</text:span></text:p>
      <text:p text:style-name="P2"><text:s text:c="8"/><text:span text:style-name="T2">this</text:span><text:span text:style-name="T3">.</text:span><text:span text:style-name="T10">publicationRepository </text:span><text:span text:style-name="T3">= publicationRepository;</text:span></text:p>
      <text:p text:style-name="P2"><text:s text:c="4"/><text:span text:style-name="T3">}</text:span></text:p>
      <text:p text:style-name="P2"><text:s text:c="4"/><text:span text:style-name="T6">@Override</text:span></text:p>
      <text:p text:style-name="P2"><text:span text:style-name="T5"><text:s text:c="4"/></text:span><text:span text:style-name="T2">public </text:span><text:span text:style-name="T3">Page&lt;Publication&gt; getPublications(Pageable pageable) {</text:span></text:p>
      <text:p text:style-name="P2"><text:s text:c="8"/><text:span text:style-name="T2">return </text:span><text:span text:style-name="T10">publicationRepository</text:span><text:span text:style-name="T3">.findAll(pageable);</text:span></text:p>
      <text:p text:style-name="P2"><text:s text:c="4"/><text:span text:style-name="T3">}</text:span></text:p>
      <text:p text:style-name="P2"><text:s text:c="4"/><text:span text:style-name="T6">@Override</text:span></text:p>
      <text:p text:style-name="P2"><text:span text:style-name="T5"><text:s text:c="4"/></text:span><text:span text:style-name="T2">public </text:span><text:span text:style-name="T3">Page&lt;Publication&gt; getFilteredPublicationsByAppUser(Long appUserId, Pageable pageable) {</text:span></text:p>
      <text:p text:style-name="P2"><text:s text:c="8"/><text:span text:style-name="T2">return </text:span><text:span text:style-name="T10">publicationRepository</text:span><text:span text:style-name="T3">.getPublicationsByAppUser_IdEquals(appUserId, pageable);</text:span></text:p>
      <text:p text:style-name="P2"><text:s text:c="4"/><text:span text:style-name="T3">}</text:span></text:p>
      <text:p text:style-name="P2"><text:s text:c="4"/><text:span text:style-name="T6">@Override</text:span></text:p>
      <text:p text:style-name="P2"><text:span text:style-name="T5"><text:s text:c="4"/></text:span><text:span text:style-name="T2">public </text:span><text:span text:style-name="T3">List&lt;Publication&gt; getFilteredPublicationsByArtist(Artist artist) {</text:span></text:p>
      <text:p text:style-name="P2"><text:s text:c="8"/><text:span text:style-name="T2">return null</text:span><text:span text:style-name="T3">;</text:span></text:p>
      <text:p text:style-name="P2"><text:s text:c="4"/><text:span text:style-name="T3">}</text:span></text:p>
      <text:p text:style-name="P2"><text:s text:c="4"/><text:span text:style-name="T6">@Override</text:span></text:p>
      <text:p text:style-name="P2"><text:span text:style-name="T5"><text:s text:c="4"/></text:span><text:span text:style-name="T2">public </text:span><text:span text:style-name="T3">List&lt;Publication&gt; getFilteredPublicationsByArtwork(Artwork artwork) {</text:span></text:p>
      <text:p text:style-name="P2"><text:s text:c="8"/><text:span text:style-name="T2">return null</text:span><text:span text:style-name="T3">;</text:span></text:p>
      <text:p text:style-name="P2"><text:s text:c="4"/><text:span text:style-name="T3">}</text:span></text:p>
      <text:p text:style-name="P2"><text:s text:c="4"/><text:span text:style-name="T6">@Override</text:span></text:p>
      <text:p text:style-name="P2"><text:span text:style-name="T5"><text:s text:c="4"/></text:span><text:span text:style-name="T2">public </text:span><text:span text:style-name="T3">List&lt;Publication&gt; getFilteredPublicationsByTitle(Title title) {</text:span></text:p>
      <text:p text:style-name="P2"><text:s text:c="8"/><text:span text:style-name="T2">return null</text:span><text:span text:style-name="T3">;</text:span></text:p>
      <text:p text:style-name="P2"><text:s text:c="4"/><text:span text:style-name="T3">}</text:span></text:p>
      <text:p text:style-name="P2"><text:s text:c="4"/><text:span text:style-name="T6">@Override</text:span></text:p>
      <text:p text:style-name="P2"><text:span text:style-name="T5"><text:s text:c="4"/></text:span><text:span text:style-name="T2">public </text:span><text:span text:style-name="T3">List&lt;Publication&gt; getFilteredPublicationsByStyle(Style style) {</text:span></text:p>
      <text:p text:style-name="P2"><text:s text:c="8"/><text:span text:style-name="T2">return null</text:span><text:span text:style-name="T3">;</text:span></text:p>
      <text:p text:style-name="P2"><text:s text:c="4"/><text:span text:style-name="T3">}</text:span></text:p>
      <text:p text:style-name="P2"><text:s text:c="4"/><text:span text:style-name="T6">@Override</text:span></text:p>
      <text:p text:style-name="P2"><text:span text:style-name="T5"><text:s text:c="4"/></text:span><text:span text:style-name="T2">public </text:span><text:span text:style-name="T3">List&lt;Publication&gt; getFilteredPublicationsByType(Type type) {</text:span></text:p>
      <text:p text:style-name="P2"><text:s text:c="8"/><text:span text:style-name="T2">return null</text:span><text:span text:style-name="T3">;</text:span></text:p>
      <text:p text:style-name="P2"><text:s text:c="4"/><text:span text:style-name="T3">}</text:span></text:p>
      <text:p text:style-name="P5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6:58:01.876942165</meta:creation-date>
    <dc:date>2020-03-02T16:59:32.960571958</dc:date>
    <meta:editing-duration>PT1M32S</meta:editing-duration>
    <meta:editing-cycles>1</meta:editing-cycles>
    <meta:document-statistic meta:table-count="0" meta:image-count="0" meta:object-count="0" meta:page-count="4" meta:paragraph-count="139" meta:word-count="389" meta:character-count="4751" meta:non-whitespace-character-count="4020"/>
    <meta:generator>LibreOffice/6.0.7.3$Linux_X86_64 LibreOffice_project/00m0$Build-3</meta:generator>
  </office:meta>
</office:document-meta>
</file>